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tyWebSocketSessionSuppor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WebSocketSessionSupport.toFrame( WebSocket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ttyWebSocketSessionSupport.toMessage( WebSocketFrame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WebSocketSessionSupport.NettyWebSocketSessionSupport( T delegate , HandshakeInfo info , NettyDataBuff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